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gestrichelt2_20__28_variabel_29_" svg:stroke-width="0.05cm" svg:stroke-color="#579d1c" draw:marker-start-width="0.275cm" draw:marker-end-width="0.275cm" draw:fill="solid" draw:fill-color="#94bd5e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dash" draw:stroke-dash="gestrichelt2_20__28_variabel_29_" svg:stroke-width="0.05cm" svg:stroke-color="#cccc00" draw:marker-start-width="0.275cm" draw:marker-end-width="0.275cm" draw:fill="solid" draw:fill-color="#ffff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3" style:family="graphic" style:parent-style-name="standard">
      <style:graphic-properties draw:stroke="dash" draw:stroke-dash="gestrichelt2_20__28_variabel_29_" svg:stroke-width="0.05cm" draw:marker-start-width="0.275cm" draw:marker-end-width="0.275cm" draw:fill="solid" draw:fill-color="#99cc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4" style:family="graphic" style:parent-style-name="standard">
      <style:graphic-properties draw:stroke="dash" draw:stroke-dash="gestrichelt2_20__28_variabel_29_" svg:stroke-width="0.05cm" svg:stroke-color="#ff6633" draw:marker-start-width="0.275cm" draw:marker-end-width="0.275cm" draw:fill="solid" draw:fill-color="#ffcc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worker">
      <style:graphic-properties draw:fill="solid" draw:fill-color="#ffffff"/>
    </style:style>
    <style:style style:name="gr8" style:family="graphic" style:parent-style-name="worker">
      <style:graphic-properties draw:fill="solid" draw:fill-color="#ffffff"/>
    </style:style>
    <style:style style:name="gr9" style:family="graphic" style:parent-style-name="Connector">
      <style:graphic-properties draw:stroke="solid" svg:stroke-width="0.05cm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0" style:family="graphic" style:parent-style-name="Connector">
      <style:graphic-properties draw:stroke="solid" svg:stroke-width="0.05cm" draw:marker-start-width="0.3cm" draw:marker-start-center="false" draw:marker-end-width="0.3cm" draw:marker-end-center="false" draw:fill="solid" draw:fill-color="#ffffff" fo:padding-top="0.15cm" fo:padding-bottom="0.15cm" fo:padding-left="0.275cm" fo:padding-right="0.275cm"/>
    </style:style>
    <style:style style:name="gr11" style:family="graphic" style:parent-style-name="Connector">
      <style:graphic-properties draw:stroke="solid" svg:stroke-width="0.05cm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2" style:family="graphic" style:parent-style-name="Connector">
      <style:graphic-properties draw:stroke="solid" svg:stroke-width="0.05cm" draw:marker-start-width="0.3cm" draw:marker-start-center="false" draw:marker-end-width="0.3cm" draw:marker-end-center="false" draw:fill="none" draw:fill-color="#000000" fo:padding-top="0.15cm" fo:padding-bottom="0.15cm" fo:padding-left="0.275cm" fo:padding-right="0.275cm" draw:shadow="hidden"/>
    </style:style>
    <style:style style:name="gr13" style:family="graphic" style:parent-style-name="Connector">
      <style:graphic-properties draw:stroke="solid" draw:stroke-dash="gestrichelt2_20__28_variabel_29_" svg:stroke-width="0.05cm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4" style:family="graphic" style:parent-style-name="Connector">
      <style:graphic-properties svg:stroke-width="0.05cm" draw:marker-start="" draw:marker-start-width="0.3cm" draw:marker-end="" draw:marker-end-width="0.3cm" fo:padding-top="0.15cm" fo:padding-bottom="0.15cm" fo:padding-left="0.275cm" fo:padding-right="0.275cm"/>
    </style:style>
    <style:style style:name="gr15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6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draw:fill="solid" draw:fill-color="#ffffff" fo:padding-top="0.15cm" fo:padding-bottom="0.15cm" fo:padding-left="0.275cm" fo:padding-right="0.275cm"/>
    </style:style>
    <style:style style:name="gr17" style:family="graphic" style:parent-style-name="Connector">
      <style:graphic-properties draw:stroke="solid" svg:stroke-width="0.05cm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8" style:family="graphic" style:parent-style-name="Connector">
      <style:graphic-properties draw:stroke="solid" svg:stroke-width="0.05cm" draw:marker-start="Arrow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9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0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cm" svg:height="3cm" svg:x="5.6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cm" svg:height="2.2cm" svg:x="8.5cm" svg:y="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6cm" svg:x="14.5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3.2cm" svg:height="1.2cm" svg:x="2.9cm" svg:y="3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3.2cm" svg:height="1.2cm" svg:x="8.9cm" svg:y="6.9cm">
          <draw:glue-point draw:id="8" svg:x="5.081cm" svg:y="-5.208cm"/>
          <draw:glue-point draw:id="9" svg:x="5cm" svg:y="-2.5cm"/>
          <draw:glue-point draw:id="10" svg:x="5cm" svg:y="2.5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cm" svg:height="1cm" svg:x="9cm" svg:y="7cm"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7" draw:id="id7" draw:layer="layout" svg:width="3cm" svg:height="1cm" svg:x="9cm" svg:y="1cm">
          <text:p text:style-name="P1">ph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" draw:id="id1" draw:layer="layout" svg:width="3cm" svg:height="1cm" svg:x="9cm" svg:y="4cm">
          <draw:glue-point draw:id="8" svg:x="5cm" svg:y="2cm"/>
          <draw:glue-point draw:id="9" svg:x="5cm" svg:y="-2cm"/>
          <text:p text:style-name="P1">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cm" svg:height="1cm" svg:x="15.078cm" svg:y="2.9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2" draw:id="id2" draw:layer="layout" svg:width="3cm" svg:height="1cm" svg:x="14.978cm" svg:y="3cm">
          <text:p text:style-name="P1">static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8cm" svg:height="1cm" svg:x="15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cm" svg:height="1cm" svg:x="15.078cm" svg:y="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" draw:id="id3" draw:layer="layout" svg:width="3cm" svg:height="1cm" svg:x="14.978cm" svg:y="5.1cm">
          <text:p text:style-name="P1">media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3cm" svg:height="1cm" svg:x="9cm" svg:y="10cm">
          <draw:glue-point draw:id="8" svg:x="2.333cm" svg:y="5cm"/>
          <draw:glue-point draw:id="9" svg:x="-2.666cm" svg:y="5cm"/>
          <text:p text:style-name="P1">broker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8" draw:id="id8">
          <draw:custom-shape draw:style-name="gr7" draw:layer="layout" svg:width="0.4cm" svg:height="0.4cm" svg:x="6.9cm" svg:y="12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7cm" svg:y="13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7" draw:layer="layout" svg:width="0.4cm" svg:height="0.4cm" svg:x="12cm" svg:y="1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xml:id="id9" draw:id="id9" draw:layer="layout" svg:width="3cm" svg:height="1cm" svg:x="12.1cm" svg:y="13cm">
          <draw:glue-point draw:id="8" svg:x="5cm" svg:y="-5cm"/>
          <draw:glue-point draw:id="9" svg:x="-2cm" svg:y="-5cm"/>
          <draw:glue-point draw:id="10" svg:x="1.333cm" svg:y="-5cm"/>
          <text:p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svg:x1="12cm" svg:y1="4.3cm" svg:x2="14.978cm" svg:y2="3.5cm" draw:start-shape="id1" draw:start-glue-point="9" draw:end-shape="id2" draw:end-glue-point="5" svg:d="m12000 4300h1490v-800h1488" svg:viewBox="0 0 2979 801">
          <text:p>file <text:s text:c="5"/></text:p>
        </draw:connector>
        <draw:connector draw:style-name="gr9" draw:layer="layout" svg:x1="12cm" svg:y1="4.7cm" svg:x2="14.978cm" svg:y2="5.6cm" draw:start-shape="id1" draw:start-glue-point="8" draw:end-shape="id3" draw:end-glue-point="5" svg:d="m12000 4700h1490v900h1488" svg:viewBox="0 0 2979 901">
          <text:p><text:s text:c="6"/>file</text:p>
        </draw:connector>
        <draw:connector draw:style-name="gr10" draw:layer="layout" svg:x1="10.5cm" svg:y1="5cm" svg:x2="10.5cm" svg:y2="6.9cm" draw:start-shape="id1" draw:start-glue-point="6" svg:d="m10500 5000v1900" svg:viewBox="0 0 1 1901">
          <text:p>socket <text:s text:c="12"/></text:p>
          <text:p>(http/unix) <text:s text:c="18"/></text:p>
        </draw:connector>
        <draw:connector draw:style-name="gr11" draw:layer="layout" svg:x1="12.1cm" svg:y1="7.8cm" svg:x2="15cm" svg:y2="9.3cm" draw:start-shape="id4" draw:start-glue-point="10" draw:end-shape="id5" draw:end-glue-point="9" svg:d="m12100 7800h1451v1500h1449" svg:viewBox="0 0 2901 1501">
          <text:p><text:s text:c="12"/>socket</text:p>
          <text:p><text:s text:c="8"/>(tcp)</text:p>
        </draw:connector>
        <draw:connector draw:style-name="gr10" draw:layer="layout" svg:x1="10.5cm" svg:y1="8.1cm" svg:x2="10.5cm" svg:y2="10cm" draw:end-shape="id6" draw:end-glue-point="0" svg:d="m10500 8100v1900" svg:viewBox="0 0 1 1901">
          <text:p>socket <text:s text:c="11"/></text:p>
          <text:p>(amqp) <text:s text:c="11"/></text:p>
        </draw:connector>
        <draw:connector draw:style-name="gr12" draw:layer="layout" svg:x1="10.5cm" svg:y1="4cm" svg:x2="10.5cm" svg:y2="2cm" draw:start-shape="id1" draw:start-glue-point="4" draw:end-shape="id7" draw:end-glue-point="6" svg:d="m10500 4000v-2000" svg:viewBox="0 0 1 2001">
          <text:p>socket <text:s text:c="12"/></text:p>
          <text:p>(http/unix) <text:s text:c="17"/></text:p>
        </draw:connector>
        <draw:connector draw:style-name="gr11" draw:layer="layout" svg:x1="9.701cm" svg:y1="11cm" svg:x2="8.45cm" svg:y2="12.9cm" draw:start-shape="id6" draw:start-glue-point="9" draw:end-shape="id8" draw:end-glue-point="0" svg:d="m9701 11000v951h-1251v949" svg:viewBox="0 0 1252 1901">
          <text:p>socket <text:s text:c="2"/></text:p>
          <text:p><text:s text:c="4"/>(amqp)</text:p>
        </draw:connector>
        <draw:connector draw:style-name="gr11" draw:layer="layout" svg:x1="11.199cm" svg:y1="11cm" svg:x2="13cm" svg:y2="13cm" draw:start-shape="id6" draw:start-glue-point="8" draw:end-shape="id9" draw:end-glue-point="9" svg:d="m11199 11000v1001h1801v999" svg:viewBox="0 0 1802 2001">
          <text:p>socket</text:p>
          <text:p>(amqp)</text:p>
        </draw:connector>
        <draw:connector draw:style-name="gr13" draw:layer="layout" svg:x1="12cm" svg:y1="10.5cm" svg:x2="15cm" svg:y2="9.7cm" draw:start-shape="id6" draw:start-glue-point="7" draw:end-shape="id5" draw:end-glue-point="8" svg:d="m12000 10500h1501v-800h1499" svg:viewBox="0 0 3001 801">
          <text:p/>
          <text:p/>
          <text:p><text:s text:c="12"/>socket</text:p>
          <text:p><text:s text:c="8"/>(tcp)</text:p>
        </draw:connector>
        <draw:connector draw:style-name="gr14" draw:layer="layout" svg:x1="20cm" svg:y1="5.6cm" svg:x2="20cm" svg:y2="13.5cm" draw:start-shape="id10" draw:start-glue-point="3" draw:end-shape="id11" draw:end-glue-point="0" svg:d="m20000 5600v7900" svg:viewBox="0 0 1 7901">
          <text:p>file <text:s text:c="7"/></text:p>
          <text:p>(ssh) <text:s text:c="8"/></text:p>
        </draw:connector>
        <draw:connector draw:style-name="gr15" draw:layer="layout" svg:x1="20cm" svg:y1="5.6cm" svg:x2="17.978cm" svg:y2="5.6cm" draw:start-shape="id10" draw:start-glue-point="0" draw:end-shape="id3" draw:end-glue-point="7" svg:d="m20000 5600h-2022" svg:viewBox="0 0 2023 1">
          <text:p/>
        </draw:connector>
        <draw:custom-shape draw:style-name="gr5" draw:text-style-name="P1" draw:layer="layout" svg:width="3cm" svg:height="1cm" svg:x="15.1cm" svg:y="0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2" draw:id="id12" draw:layer="layout" svg:width="3cm" svg:height="1cm" svg:x="15cm" svg:y="1cm">
          <text:p text:style-name="P1">php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layer="layout" svg:x1="15cm" svg:y1="1.5cm" svg:x2="12cm" svg:y2="1.5cm" draw:start-shape="id12" draw:start-glue-point="5" draw:end-shape="id7" draw:end-glue-point="7" svg:d="m15000 1500h-3000" svg:viewBox="0 0 3001 1">
          <text:p>file</text:p>
          <text:p/>
        </draw:connector>
        <draw:g>
          <draw:custom-shape draw:style-name="gr7" draw:layer="layout" svg:width="0.4cm" svg:height="0.4cm" svg:x="6.4cm" svg:y="13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.5cm" svg:y="13.5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layer="layout" svg:width="0.4cm" svg:height="0.4cm" svg:x="5.9cm" svg:y="13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cm" svg:y="14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7" draw:layer="layout" svg:x1="15.1cm" svg:y1="13.5cm" svg:x2="20cm" svg:y2="13.5cm" draw:start-shape="id9" draw:start-glue-point="7" draw:end-shape="id11" draw:end-glue-point="3" svg:d="m15100 13500h4900" svg:viewBox="0 0 4901 1">
          <text:p/>
        </draw:connector>
        <draw:line draw:style-name="Connector" xml:id="id11" draw:id="id11" draw:layer="layout" svg:x1="20cm" svg:y1="13.5cm" svg:x2="20cm" svg:y2="13.5cm">
          <text:p/>
        </draw:line>
        <draw:line draw:style-name="Connector" xml:id="id10" draw:id="id10" draw:layer="layout" svg:x1="20cm" svg:y1="5.6cm" svg:x2="20cm" svg:y2="5.6cm">
          <text:p/>
        </draw:line>
        <draw:custom-shape draw:style-name="gr6" draw:text-style-name="P1" xml:id="id13" draw:id="id13" draw:layer="layout" svg:width="3cm" svg:height="1cm" svg:x="3cm" svg:y="10cm">
          <text:p text:style-name="P1">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6cm" svg:y1="10.5cm" svg:x2="9cm" svg:y2="10.5cm" draw:start-shape="id13" draw:start-glue-point="7" draw:end-shape="id6" draw:end-glue-point="5" svg:d="m6000 10500h3000" svg:viewBox="0 0 3001 1">
          <text:p>socket</text:p>
          <text:p>(amqp)</text:p>
        </draw:connector>
        <draw:custom-shape draw:style-name="gr6" draw:text-style-name="P1" xml:id="id14" draw:id="id14" draw:layer="layout" svg:width="3.023cm" svg:height="1.012cm" svg:x="2.977cm" svg:y="3.988cm">
          <text:p text:style-name="P1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layer="layout" svg:x1="6cm" svg:y1="4.494cm" svg:x2="9cm" svg:y2="4.5cm" draw:start-shape="id14" draw:start-glue-point="7" draw:end-shape="id1" draw:end-glue-point="5" svg:d="m6000 4494h1500v6h1500" svg:viewBox="0 0 3001 7">
          <text:p>socket</text:p>
          <text:p>(http)</text:p>
        </draw:connector>
        <draw:connector draw:style-name="gr18" draw:layer="layout" svg:x1="4.5cm" svg:y1="5.1cm" svg:x2="4.5cm" svg:y2="10cm" draw:start-shape="id15" draw:start-glue-point="6" draw:end-shape="id13" draw:end-glue-point="4" svg:d="m4500 5100v4900" svg:viewBox="0 0 1 4901">
          <text:p><text:s text:c="12"/>socket<text:line-break/> <text:s text:c="9"/>(http)</text:p>
        </draw:connector>
        <draw:line draw:style-name="gr19" draw:text-style-name="P1" draw:layer="layout" svg:x1="1cm" svg:y1="10.5cm" svg:x2="1cm" svg:y2="10.5cm">
          <text:p/>
        </draw:line>
        <draw:connector draw:style-name="gr20" draw:layer="layout" svg:x1="12.1cm" svg:y1="7.2cm" svg:x2="16.478cm" svg:y2="6.1cm" draw:start-shape="id4" draw:start-glue-point="9" draw:end-shape="id3" draw:end-glue-point="6" svg:d="m12100 7200h4378v-1100" svg:viewBox="0 0 4379 1101">
          <text:p/>
          <text:p>file</text:p>
        </draw:connector>
        <draw:connector draw:style-name="gr13" draw:layer="layout" svg:x1="13.999cm" svg:y1="13cm" svg:x2="16.5cm" svg:y2="10cm" draw:start-shape="id9" draw:start-glue-point="10" draw:end-shape="id5" draw:end-glue-point="6" svg:d="m13999 13000v-1499h2501v-1501" svg:viewBox="0 0 2502 3001">
          <text:p><text:s text:c="5"/>socket</text:p>
          <text:p><text:s text:c="6"/>(tcp)</text:p>
        </draw:connector>
        <draw:custom-shape draw:style-name="gr5" draw:text-style-name="P1" draw:layer="layout" svg:width="0.8cm" svg:height="1cm" svg:x="16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8cm" svg:height="1cm" svg:x="17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5" draw:id="id5" draw:layer="layout" svg:width="3cm" svg:height="1cm" svg:x="15cm" svg:y="9cm">
          <draw:glue-point draw:id="8" svg:x="-5cm" svg:y="2cm"/>
          <draw:glue-point draw:id="9" svg:x="-5cm" svg:y="-2cm"/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22T15:56:51.374000000</dc:date>
    <dc:creator>Rafael Küng</dc:creator>
    <meta:editing-duration>P0D</meta:editing-duration>
    <meta:editing-cycles>11</meta:editing-cycles>
    <meta:generator>LibreOffice/4.1.1.2$Windows_x86 LibreOffice_project/7e4286b58adc75a14f6d83f53a03b6c11fa2903</meta:generator>
    <meta:document-statistic meta:object-count="54"/>
  </office:meta>
</office:document-meta>
</file>